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color="#ffffff" fo:font-size="72pt" fo:font-weight="bold"/>
    </style:style>
    <style:style style:name="P2" style:family="paragraph">
      <style:paragraph-properties fo:margin-left="0.6cm" fo:margin-right="0cm" fo:text-indent="-0.6cm"/>
      <style:text-properties fo:font-size="20pt"/>
    </style: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1" draw:layer="layout" svg:width="28cm" svg:height="21cm" svg:x="0cm" svg:y="0.002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meta:creation-date>2006-05-25T17:25:17</meta:creation-date>
    <dc:creator>Woda Życia</dc:creator>
    <dc:date>2013-02-07T19:48:51.19</dc:date>
    <dc:language>pl-PL</dc:language>
    <meta:editing-cycles>11</meta:editing-cycles>
    <meta:editing-duration>PT13M56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